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m Prevention</text:p>
      <text:p text:style-name="P2">Every question/answer/report on SeaMoo may be subjected to spamming</text:p>
      <text:p text:style-name="P2">There is a mechanism to prevent it.</text:p>
      <text:p text:style-name="P2">There a score called Spamming Score for answer/question and Spammer Score for ones who contributed them.</text:p>
      <text:p text:style-name="P2"/>
      <text:p text:style-name="P2">An answer/question will be deleted if it receive upto 5 votes calling it a (spam/duplicate/off-topic).</text:p>
      <text:p text:style-name="P2">In case of receive 5 votes of spam, the question will be instantly deleted (set as marked for delete) and the ones who contributed such will increase his spammer score by one.</text:p>
      <text:p text:style-name="P2">Every time a spammer acquire spammer score of 5, he will be banned and the his potential banning time will be duplicated.</text:p>
      <text:p text:style-name="P2">Technically, after contributing 10 spams, he will be banned 3 days, 15 spams: 7 days, 20 spams: 15 days, 25 spams: 31 days. After 30 days, there would be less likely that he will re-spam.</text:p>
      <text:p text:style-name="P2">Seamoo doesn't provide a registration service, rather it relays on reliable open Id service to prevent fake account.</text:p>
      <text:p text:style-name="P2"/>
      <text:p text:style-name="P2">A question can be flagged as spam/off-topic/not precise/duplicate</text:p>
      <text:p text:style-name="P2">An answer can only be flagged as spam.</text:p>
      <text:p text:style-name="P2">An report can be flagged as spam/not precise/un-appropriate</text:p>
      <text:p text:style-name="Standard"/>
      <text:p text:style-name="Standard">A content is subjective to spamming if:</text:p>
      <text:p text:style-name="Standard"><text:tab/>It's offensive/abusive to other user.</text:p>
      <text:p text:style-name="Standard"><text:tab/>This banning rules will be keep in secret to avoid people to abuse this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5T20:55:59</meta:creation-date>
    <meta:editing-duration>PT27H36M02S</meta:editing-duration>
    <meta:editing-cycles>8</meta:editing-cycles>
    <meta:generator>OpenOffice.org/3.1$Unix OpenOffice.org_project/310m19$Build-9420</meta:generator>
    <meta:initial-creator>Phuong Nguyen</meta:initial-creator>
    <dc:date>2010-02-02T19:36:54</dc:date>
    <dc:creator>Phuong Nguyen</dc:creator>
    <meta:document-statistic meta:table-count="0" meta:image-count="0" meta:object-count="0" meta:page-count="1" meta:paragraph-count="15" meta:word-count="207" meta:character-count="1244"/>
  </office:meta>
</office:document-meta>
</file>